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91.93mm" svg:y="78.62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 table:number-rows-repeated="104856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.00.0000</text:date>, <text:time style:data-style-name="N2" text:time-value="15:52:40.1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78</meta:editing-cycles>
    <meta:editing-duration>PT1H26M27S</meta:editing-duration>
    <dc:title>Saison Ekkart</dc:title>
    <dc:date>2015-10-28T16:19:00.272000000</dc:date>
    <dc:creator>Ekkart Kleinod</dc:creator>
    <meta:generator>LibreOffice/5.0.1.2$Windows_X86_64 LibreOffice_project/81898c9f5c0d43f3473ba111d7b351050be20261</meta:generator>
    <meta:document-statistic meta:table-count="1" meta:cell-count="1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